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45cm" fo:min-width="9.3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0.033cm" svg:x="3.032cm" svg:y="7.858cm">
          <text:p text:style-name="P1">W.M.D.T. ANDRADI – 17020107</text:p>
          <text:p text:style-name="P1">UCS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11.285198199</meta:creation-date>
    <dc:date>2018-02-19T15:15:20.488385500</dc:date>
    <meta:editing-duration>PT37M7S</meta:editing-duration>
    <meta:editing-cycles>3</meta:editing-cycles>
    <meta:generator>LibreOffice/5.1.6.2$Linux_X86_64 LibreOffice_project/10m0$Build-2</meta:generator>
    <meta:document-statistic meta:object-count="1"/>
  </office:meta>
</office:document-meta>
</file>